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language="en" fo:country="US" officeooo:rsid="001a3b00" officeooo:paragraph-rsid="0016fad9"/>
    </style:style>
    <style:style style:name="T1" style:family="text">
      <style:text-properties officeooo:rsid="00164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 é uma missão que pretende criar <text:s/>unidades de produção agrícola autónomas transport<text:span text:style-name="T1">a</text:span>veis para locais estratégicos onde hajam refugiados e locais onde as pessoas não têm como pagar.</text:p>
      <text:p text:style-name="P2"><text:a xlink:type="simple" xlink:href="http://www.youtube.com/embed/QZ-5ADFl6WQ" text:style-name="Internet_20_link" text:visited-style-name="Visited_20_Internet_20_Link">http://www.youtube.com/embed/QZ-5ADFl6WQ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6-09-22T11:29:46.646658796</dc:date>
    <meta:editing-duration>PT7M11S</meta:editing-duration>
    <meta:editing-cycles>4</meta:editing-cycles>
    <meta:generator>LibreOffice/5.2.1.2$Linux_X86_64 LibreOffice_project/20m0$Build-2</meta:generator>
    <meta:document-statistic meta:table-count="0" meta:image-count="0" meta:object-count="0" meta:page-count="1" meta:paragraph-count="2" meta:word-count="29" meta:character-count="224" meta:non-whitespace-character-count="196"/>
  </office:meta>
</office:document-meta>
</file>